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S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xinya zhu</meta:initial-creator>
    <dc:creator>aspose_cell_app@hotmail.com</dc:creator>
    <meta:creation-date>2015-06-05T18:17:20Z</meta:creation-date>
    <dc:date>2025-08-07T01:40:05Z</dc:date>
  </office:meta>
</office:document-meta>
</file>